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666666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/>
    </style:style>
    <style:style style:name="T3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7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8" style:family="text">
      <style:text-properties fo:color="#003300"/>
    </style:style>
    <style:style style:name="T39" style:family="text">
      <style:text-properties fo:color="#666666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39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4"><text:placeholder text:placeholder-type="text">&lt;if test="old_date"&gt;</text:placeholder></text:span><text:span text:style-name="T36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7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5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1:35:25.670426005</dc:date>
    <meta:editing-duration>P7DT19H56M32S</meta:editing-duration>
    <meta:editing-cycles>859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